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finito-outline1">
      <style:graphic-properties fo:min-height="11.929cm"/>
    </style:style>
    <style:style style:name="pr2" style:family="presentation" style:parent-style-name="Predefinito-notes">
      <style:graphic-properties draw:fill-color="#ffffff" fo:min-height="13.364cm"/>
    </style:style>
    <style:style style:name="co1" style:family="table-column">
      <style:table-column-properties style:column-width="3.877cm" style:use-optimal-column-width="false"/>
    </style:style>
    <style:style style:name="co2" style:family="table-column">
      <style:table-column-properties style:column-width="10.213cm" style:use-optimal-column-width="false"/>
    </style:style>
    <style:style style:name="ro1" style:family="table-row">
      <style:table-row-properties style:row-height="1.539cm"/>
    </style:style>
    <style:style style:name="ro2" style:family="table-row">
      <style:table-row-properties style:row-height="1.439cm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3">
        <office:forms form:automatic-focus="false" form:apply-design-mode="false"/>
        <draw:frame presentation:style-name="pr1" draw:layer="layout" svg:width="13.097cm" svg:height="17.2cm" svg:x="0.4cm" svg:y="0.4cm" presentation:class="outline" presentation:user-transformed="true">
          <draw:text-box>
            <text:list text:style-name="L1">
              <text:list-header>
                <text:p>int main(int argc, char **argv){</text:p>
                <text:list>
                  <text:list-header>
                    <text:p>volatile int modified;</text:p>
                    <text:p>char buffer[64];</text:p>
                    <text:p>char *variable;</text:p>
                  </text:list-header>
                </text:list>
                <text:p/>
                <text:list>
                  <text:list-header>
                    <text:p>variable = getenv("GREENIE");</text:p>
                    <text:p>if(variable == NULL)</text:p>
                    <text:list>
                      <text:list-header>
                        <text:p>errx(1, "please set the GREENIE environment variable\n");</text:p>
                      </text:list-header>
                    </text:list>
                  </text:list-header>
                </text:list>
                <text:p/>
                <text:list>
                  <text:list-header>
                    <text:p>modified = 0;</text:p>
                    <text:p>strcpy(buffer, variable);</text:p>
                    <text:p>if(modified == 0x0d0a0d0a)</text:p>
                    <text:list>
                      <text:list-header>
                        <text:p>printf("you have correctly modified the variable\n");</text:p>
                      </text:list-header>
                    </text:list>
                    <text:p>else</text:p>
                    <text:list>
                      <text:list-header>
                        <text:p>printf("Try again, you got 0x%08x\n", modified);</text:p>
                      </text:list-header>
                    </text:list>
                  </text:list-header>
                </text:list>
                <text:p>}</text:p>
              </text:list-header>
            </text:list>
          </draw:text-box>
        </draw:frame>
        <draw:frame presentation:style-name="pr1" draw:layer="layout" svg:width="13.8cm" svg:height="20.6cm" svg:x="13.8cm" svg:y="0.2cm" presentation:class="outline" presentation:user-transformed="true">
          <draw:text-box>
            <text:list text:style-name="L1">
              <text:list-header>
                <text:p>0x08048494 &lt;+0&gt;:<text:tab/> <text:s text:c="3"/>push <text:s text:c="2"/>ebp</text:p>
                <text:p>0x08048495 &lt;+1&gt;:<text:tab/> <text:s text:c="3"/>mov <text:s text:c="3"/>ebp,esp</text:p>
                <text:p>0x08048497 &lt;+3&gt;:<text:tab/> <text:s text:c="3"/>and <text:s text:c="4"/>esp,0xfffffff0</text:p>
                <text:p>0x0804849a &lt;+6&gt;:<text:tab/> <text:s text:c="3"/>sub <text:s text:c="4"/>esp,0x60</text:p>
                <text:p>0x0804849d &lt;+9&gt;:<text:tab/> <text:s text:c="3"/>mov <text:s text:c="3"/>DWORD PTR [esp],0x80485e0</text:p>
                <text:p>0x080484a4 &lt;+16&gt;:<text:tab/>call <text:s text:c="5"/>0x804837c &lt;getenv@plt&gt;</text:p>
                <text:p>0x080484a9 &lt;+21&gt;:<text:tab/>mov <text:s text:c="3"/>DWORD PTR [esp+0x5c],eax</text:p>
                <text:p>0x080484ad &lt;+25&gt;:<text:tab/>cmp <text:s text:c="3"/>DWORD PTR [esp+0x5c],0x0</text:p>
                <text:p>0x080484b2 &lt;+30&gt;:<text:tab/>jne <text:s text:c="6"/>0x80484c8 &lt;main+52&gt;</text:p>
                <text:p>0x080484b4 &lt;+32&gt;:<text:tab/>mov <text:s text:c="3"/>DWORD PTR [esp+0x4],0x80485e8</text:p>
                <text:p>0x080484bc &lt;+40&gt;:<text:tab/>mov <text:s text:c="3"/>DWORD PTR [esp],0x1</text:p>
                <text:p>0x080484c3 &lt;+47&gt;:<text:tab/>call <text:s text:c="5"/>0x80483bc &lt;errx@plt&gt;</text:p>
                <text:p>0x080484c8 &lt;+52&gt;:<text:tab/>mov <text:s text:c="3"/>DWORD PTR [esp+0x58],0x0</text:p>
                <text:p>0x080484d0 &lt;+60&gt;:<text:tab/>mov <text:s text:c="3"/>eax,DWORD PTR [esp+0x5c]</text:p>
                <text:p>0x080484d4 &lt;+64&gt;:<text:tab/>mov <text:s text:c="3"/>DWORD PTR [esp+0x4],eax</text:p>
                <text:p>0x080484d8 &lt;+68&gt;:<text:tab/>lea <text:s text:c="5"/>eax,[esp+0x18]</text:p>
                <text:p>0x080484dc &lt;+72&gt;:<text:tab/>mov <text:s text:c="3"/>DWORD PTR [esp],eax</text:p>
                <text:p>0x080484df &lt;+75&gt;:<text:tab/> <text:s text:c="3"/>call <text:s text:c="5"/>0x804839c &lt;strcpy@plt&gt;</text:p>
                <text:p>0x080484e4 &lt;+80&gt;:<text:tab/>mov <text:s text:c="3"/>eax,DWORD PTR [esp+0x58]</text:p>
                <text:p>0x080484e8 &lt;+84&gt;:<text:tab/>cmp <text:s text:c="3"/>eax,0xd0a0d0a</text:p>
                <text:p>0x080484ed &lt;+89&gt;:<text:tab/>jne <text:s text:c="6"/>0x80484fd &lt;main+105&gt;</text:p>
                <text:p>0x080484ef &lt;+91&gt;:<text:tab/> <text:s text:c="3"/>mov <text:s text:c="3"/>DWORD PTR [esp],0x8048618</text:p>
                <text:p>0x080484f6 &lt;+98&gt;:<text:tab/> <text:s text:c="3"/>call <text:s text:c="5"/>0x80483cc &lt;puts@plt&gt;</text:p>
                <text:p>0x080484fb &lt;+103&gt;:<text:tab/>jmp <text:s text:c="5"/>0x8048512 &lt;main+126&gt;</text:p>
                <text:p>0x080484fd &lt;+105&gt;:<text:tab/>mov <text:s text:c="3"/>edx,DWORD PTR [esp+0x58]</text:p>
                <text:p>0x08048501 &lt;+109&gt;:<text:tab/>mov <text:s text:c="3"/>eax,0x8048641</text:p>
                <text:p>0x08048506 &lt;+114&gt;:<text:tab/>mov <text:s text:c="3"/>DWORD PTR [esp+0x4],edx</text:p>
                <text:p>0x0804850a &lt;+118&gt;:<text:tab/>mov <text:s text:c="3"/>DWORD PTR [esp],eax</text:p>
                <text:p>0x0804850d &lt;+121&gt;:<text:tab/>call <text:s text:c="5"/>0x80483ac &lt;printf@plt&gt;</text:p>
                <text:p>0x08048512 &lt;+126&gt;:<text:tab/>leave <text:s/></text:p>
                <text:p>0x08048513 &lt;+127&gt;:<text:tab/>ret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0">
        <office:forms form:automatic-focus="false" form:apply-design-mode="false"/>
        <draw:frame draw:style-name="standard" draw:layer="layout" svg:width="17.966cm" svg:height="7.294cm" svg:x="5.939cm" svg:y="3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2">…</text:p>
              </table:table-cell>
            </table:table-row>
            <table:table-row table:style-name="ro2" table:default-cell-style-name="ce1">
              <table:table-cell>
                <text:p text:style-name="P2">$esp+0x18</text:p>
              </table:table-cell>
              <table:table-cell>
                <text:p text:style-name="P2">0x40</text:p>
              </table:table-cell>
              <table:table-cell>
                <text:p text:style-name="P2">buffer</text:p>
              </table:table-cell>
            </table:table-row>
            <table:table-row table:style-name="ro2" table:default-cell-style-name="ce1">
              <table:table-cell>
                <text:p text:style-name="P2">$esp+0x58</text:p>
              </table:table-cell>
              <table:table-cell>
                <text:p text:style-name="P2">4</text:p>
              </table:table-cell>
              <table:table-cell>
                <text:p text:style-name="P2">modified</text:p>
              </table:table-cell>
            </table:table-row>
            <table:table-row table:style-name="ro2" table:default-cell-style-name="ce1">
              <table:table-cell>
                <text:p text:style-name="P2">$esp+0x5c</text:p>
              </table:table-cell>
              <table:table-cell>
                <text:p text:style-name="P2">4</text:p>
              </table:table-cell>
              <table:table-cell>
                <text:p text:style-name="P2">*GREENIE</text:p>
              </table:table-cell>
            </table:table-row>
            <table:table-row table:style-name="ro2" table:default-cell-style-name="ce1">
              <table:table-cell/>
              <table:table-cell/>
              <table:table-cell>
                <text:p text:style-name="P2">..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>
        <office:forms form:automatic-focus="false" form:apply-design-mode="false"/>
        <draw:frame draw:style-name="standard" draw:layer="layout" svg:width="17.966cm" svg:height="11.911cm" svg:x="5.94cm" svg:y="3.70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2">…</text:p>
              </table:table-cell>
            </table:table-row>
            <table:table-row table:style-name="ro1" table:default-cell-style-name="ce1">
              <table:table-cell>
                <text:p text:style-name="P2">$esp</text:p>
              </table:table-cell>
              <table:table-cell>
                <text:p text:style-name="P2">4</text:p>
              </table:table-cell>
              <table:table-cell>
                <text:p text:style-name="P2">*buffer</text:p>
              </table:table-cell>
            </table:table-row>
            <table:table-row table:style-name="ro1" table:default-cell-style-name="ce1">
              <table:table-cell>
                <text:p text:style-name="P2">$esp+0x4</text:p>
              </table:table-cell>
              <table:table-cell>
                <text:p text:style-name="P2">4</text:p>
              </table:table-cell>
              <table:table-cell>
                <text:p text:style-name="P2">*GREENIE</text:p>
              </table:table-cell>
            </table:table-row>
            <table:table-row table:style-name="ro1" table:default-cell-style-name="ce1">
              <table:table-cell/>
              <table:table-cell/>
              <table:table-cell>
                <text:p text:style-name="P2">...</text:p>
              </table:table-cell>
            </table:table-row>
            <table:table-row table:style-name="ro2" table:default-cell-style-name="ce1">
              <table:table-cell>
                <text:p text:style-name="P2">$esp+0x18</text:p>
              </table:table-cell>
              <table:table-cell>
                <text:p text:style-name="P2">0x40</text:p>
              </table:table-cell>
              <table:table-cell>
                <text:p text:style-name="P2">buffer</text:p>
              </table:table-cell>
            </table:table-row>
            <table:table-row table:style-name="ro2" table:default-cell-style-name="ce1">
              <table:table-cell>
                <text:p text:style-name="P2">$esp+0x58</text:p>
              </table:table-cell>
              <table:table-cell>
                <text:p text:style-name="P2">4</text:p>
              </table:table-cell>
              <table:table-cell>
                <text:p text:style-name="P2">modified</text:p>
              </table:table-cell>
            </table:table-row>
            <table:table-row table:style-name="ro2" table:default-cell-style-name="ce1">
              <table:table-cell>
                <text:p text:style-name="P2">$esp+0x5c</text:p>
              </table:table-cell>
              <table:table-cell>
                <text:p text:style-name="P2">4</text:p>
              </table:table-cell>
              <table:table-cell>
                <text:p text:style-name="P2">*GREENIE</text:p>
              </table:table-cell>
            </table:table-row>
            <table:table-row table:style-name="ro2" table:default-cell-style-name="ce1">
              <table:table-cell/>
              <table:table-cell/>
              <table:table-cell>
                <text:p text:style-name="P2">...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2T12:24:29.819728187</meta:creation-date>
    <meta:generator>LibreOffice/5.1.6.2$Linux_X86_64 LibreOffice_project/10m0$Build-2</meta:generator>
    <dc:date>2018-10-19T00:36:40.177885022</dc:date>
    <meta:editing-duration>PT1H58M20S</meta:editing-duration>
    <meta:editing-cycles>13</meta:editing-cycles>
    <meta:document-statistic meta:object-count="31"/>
  </office:meta>
</office:document-meta>
</file>